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Policy.getCredentials( Identity ident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Policy.getVisitorRole( Accreditabl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olicy.getCredenti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Policy.isSSLProtec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olicy.isEmp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Policy.getAuthorRole( Accreditabl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olicy.getAdministratorRole( Accreditabl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Polic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olicy.obtainCredenti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olicy.URLPolicy( AccreditableManager controller , String _url , InheritingPolicy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olicy.get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olicy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olicy.obtainPoli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olicy.check( Identity identity , Role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